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表格1" style:family="table">
      <style:table-properties style:width="16.549cm" fo:margin-left="0.009cm" fo:margin-top="0cm" fo:margin-bottom="0cm" table:align="left" style:writing-mode="lr-tb"/>
    </style:style>
    <style:style style:name="表格1.A" style:family="table-column">
      <style:table-column-properties style:column-width="7.99cm"/>
    </style:style>
    <style:style style:name="表格1.B" style:family="table-column">
      <style:table-column-properties style:column-width="3.002cm"/>
    </style:style>
    <style:style style:name="表格1.C" style:family="table-column">
      <style:table-column-properties style:column-width="5.556cm"/>
    </style:style>
    <style:style style:name="表格1.1" style:family="table-row">
      <style:table-row-properties style:min-row-height="0.778cm" fo:keep-together="auto"/>
    </style:style>
    <style:style style:name="表格1.A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2" style:family="table-row">
      <style:table-row-properties style:min-row-height="0.519cm" fo:keep-together="auto"/>
    </style:style>
    <style:style style:name="表格1.3" style:family="table-row">
      <style:table-row-properties style:min-row-height="0.661cm" fo:keep-together="auto"/>
    </style:style>
    <style:style style:name="P1" style:family="paragraph" style:parent-style-name="List">
      <style:paragraph-properties fo:line-height="150%"/>
      <style:text-properties style:font-name="Calibri" fo:font-size="12pt" fo:language="de" fo:country="DE" officeooo:rsid="00179a13" officeooo:paragraph-rsid="00179a13" fo:background-color="transparent" style:font-name-asian="Calibri" style:font-size-asian="12pt" style:font-size-complex="12pt"/>
    </style:style>
    <style:style style:name="P2" style:family="paragraph" style:parent-style-name="Standard">
      <style:text-properties style:font-name="Verdana" fo:font-size="24pt" fo:font-weight="bold" officeooo:paragraph-rsid="001fa08d" style:font-size-asian="24pt" style:font-weight-asian="bold" style:font-size-complex="24pt" style:font-weight-complex="bold"/>
    </style:style>
    <style:style style:name="P3" style:family="paragraph" style:parent-style-name="Standard">
      <style:text-properties style:font-name="Verdana" fo:font-weight="bold" officeooo:paragraph-rsid="001fa08d" style:font-weight-asian="bold" style:font-weight-complex="bold"/>
    </style:style>
    <style:style style:name="P4" style:family="paragraph" style:parent-style-name="Standard">
      <style:paragraph-properties fo:orphans="0" fo:widows="0"/>
      <style:text-properties style:font-name="Verdana" fo:font-weight="bold" officeooo:paragraph-rsid="001fa08d" style:font-weight-asian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22pt" fo:font-weight="bold" officeooo:paragraph-rsid="001fa08d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center" style:justify-single-word="false" fo:orphans="0" fo:widows="0"/>
      <style:text-properties style:font-name="Verdana" officeooo:paragraph-rsid="001fa08d"/>
    </style:style>
    <style:style style:name="P7" style:family="paragraph" style:parent-style-name="Standard">
      <style:paragraph-properties fo:orphans="0" fo:widows="0"/>
      <style:text-properties style:font-name="Verdana" officeooo:paragraph-rsid="001fa08d"/>
    </style:style>
    <style:style style:name="P8" style:family="paragraph" style:parent-style-name="Standard">
      <style:text-properties style:font-name="Verdana" fo:font-size="10pt" officeooo:paragraph-rsid="001fa08d" style:font-size-asian="10pt" style:font-size-complex="10pt"/>
    </style:style>
    <style:style style:name="P9" style:family="paragraph" style:parent-style-name="Standard">
      <style:text-properties style:font-name="Verdana" officeooo:paragraph-rsid="001fa08d"/>
    </style:style>
    <style:style style:name="P10" style:family="paragraph" style:parent-style-name="Standard">
      <style:paragraph-properties fo:text-align="center" style:justify-single-word="false" fo:orphans="0" fo:widows="0"/>
      <style:text-properties fo:color="#ffffff" loext:opacity="100%" style:font-name="Verdana" officeooo:paragraph-rsid="001fa08d"/>
    </style:style>
    <style:style style:name="P11" style:family="paragraph" style:parent-style-name="Standard">
      <style:paragraph-properties fo:text-align="center" style:justify-single-word="false" fo:orphans="0" fo:widows="0"/>
      <style:text-properties fo:color="#ffffff" loext:opacity="100%" style:font-name="Verdana" fo:font-size="22pt" officeooo:paragraph-rsid="001fa08d" style:font-size-asian="22pt" style:font-size-complex="22pt"/>
    </style:style>
    <style:style style:name="P12" style:family="paragraph" style:parent-style-name="Standard">
      <style:text-properties fo:color="#000000" loext:opacity="100%" style:font-name="Verdana" fo:font-size="12pt" fo:language="en" fo:country="US" officeooo:rsid="001fa08d" officeooo:paragraph-rsid="001fa08d" style:font-size-asian="12pt" style:font-size-complex="12pt"/>
    </style:style>
    <style:style style:name="P13" style:family="paragraph" style:parent-style-name="Standard" style:master-page-name="Standard">
      <style:paragraph-properties fo:text-align="end" style:justify-single-word="false" style:page-number="auto"/>
      <style:text-properties style:font-name="Verdana" fo:font-weight="bold" officeooo:paragraph-rsid="001fa08d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5983b0" loext:opacity="100%" style:font-name="Calibri" fo:font-size="16pt" fo:language="de" fo:country="DE" officeooo:paragraph-rsid="001fa08d" style:font-size-asian="16pt" style:font-size-complex="16pt"/>
    </style:style>
    <style:style style:name="P15" style:family="paragraph" style:parent-style-name="List">
      <style:paragraph-properties fo:line-height="150%" fo:text-align="justify" style:justify-single-word="false"/>
      <style:text-properties style:font-name="Calibri" fo:font-size="12pt" fo:language="de" fo:country="DE" style:font-name-asian="Calibri" style:font-size-asian="12pt" style:font-size-complex="12pt"/>
    </style:style>
    <style:style style:name="P16" style:family="paragraph" style:parent-style-name="List">
      <style:paragraph-properties fo:line-height="150%" fo:text-align="justify" style:justify-single-word="false"/>
      <style:text-properties style:font-name="Calibri" fo:font-size="12pt" fo:language="de" fo:country="DE" officeooo:paragraph-rsid="00179a13" style:font-name-asian="Calibri" style:font-size-asian="12pt" style:font-size-complex="12pt"/>
    </style:style>
    <style:style style:name="P17" style:family="paragraph" style:parent-style-name="List">
      <style:paragraph-properties fo:line-height="150%" fo:text-align="justify" style:justify-single-word="false"/>
      <style:text-properties style:font-name="Calibri" fo:font-size="12pt" fo:language="de" fo:country="DE" officeooo:rsid="001ac166" officeooo:paragraph-rsid="001ac166" style:font-name-asian="Calibri" style:font-size-asian="12pt" style:font-size-complex="12pt"/>
    </style:style>
    <style:style style:name="P18" style:family="paragraph" style:parent-style-name="List">
      <style:paragraph-properties fo:line-height="150%" fo:text-align="justify" style:justify-single-word="false"/>
      <style:text-properties style:font-name="Calibri" fo:font-size="12pt" fo:language="de" fo:country="DE" officeooo:rsid="00179a13" officeooo:paragraph-rsid="00179a13" fo:background-color="transparent" style:font-name-asian="Calibri" style:font-size-asian="12pt" style:font-size-complex="12pt"/>
    </style:style>
    <style:style style:name="P19" style:family="paragraph" style:parent-style-name="List">
      <style:paragraph-properties fo:line-height="150%" fo:text-align="justify" style:justify-single-word="false"/>
      <style:text-properties officeooo:paragraph-rsid="00179a13"/>
    </style:style>
    <style:style style:name="P20" style:family="paragraph" style:parent-style-name="Heading">
      <style:paragraph-properties fo:text-align="justify" style:justify-single-word="false"/>
      <style:text-properties fo:color="#5983b0" loext:opacity="100%" style:font-name="Calibri" fo:font-size="15pt" fo:language="de" fo:country="DE" officeooo:rsid="00282f5c" officeooo:paragraph-rsid="00282f5c" style:font-size-asian="15pt" style:font-size-complex="15pt"/>
    </style:style>
    <style:style style:name="P21" style:family="paragraph" style:parent-style-name="Heading">
      <style:paragraph-properties fo:text-align="justify" style:justify-single-word="false"/>
      <style:text-properties fo:color="#5983b0" loext:opacity="100%" style:font-name="Calibri" fo:font-size="16pt" fo:language="de" fo:country="DE" officeooo:rsid="00246195" officeooo:paragraph-rsid="00246195" style:font-size-asian="16pt" style:font-size-complex="16pt"/>
    </style:style>
    <style:style style:name="P22" style:family="paragraph" style:parent-style-name="Heading">
      <style:paragraph-properties fo:text-align="justify" style:justify-single-word="false"/>
      <style:text-properties fo:color="#5983b0" loext:opacity="100%" style:font-name="Calibri" fo:font-size="16pt" fo:language="de" fo:country="DE" officeooo:paragraph-rsid="00179a13" style:font-size-asian="16pt" style:font-size-complex="16pt"/>
    </style:style>
    <style:style style:name="P23" style:family="paragraph" style:parent-style-name="Text_20_body">
      <style:paragraph-properties fo:text-align="justify" style:justify-single-word="false"/>
      <style:text-properties fo:color="#000000" loext:opacity="100%" style:font-name="Calibri" fo:language="en" fo:country="US" officeooo:rsid="00220853" officeooo:paragraph-rsid="00220853"/>
    </style:style>
    <style:style style:name="P24" style:family="paragraph" style:parent-style-name="Text_20_body">
      <style:paragraph-properties fo:text-align="justify" style:justify-single-word="false"/>
      <style:text-properties fo:color="#000000" loext:opacity="100%" style:font-name="Calibri" fo:language="en" fo:country="US" officeooo:rsid="002fb5dd" officeooo:paragraph-rsid="002fb5dd"/>
    </style:style>
    <style:style style:name="P25" style:family="paragraph" style:parent-style-name="Text_20_body">
      <style:paragraph-properties fo:text-align="justify" style:justify-single-word="false"/>
      <style:text-properties fo:color="#5983b0" loext:opacity="100%" style:font-name="Calibri" fo:language="de" fo:country="DE"/>
    </style:style>
    <style:style style:name="P26" style:family="paragraph" style:parent-style-name="Text_20_body">
      <style:paragraph-properties fo:text-align="justify" style:justify-single-word="false"/>
      <style:text-properties fo:color="#5983b0" loext:opacity="100%" style:font-name="Calibri" fo:language="de" fo:country="DE" officeooo:paragraph-rsid="00179a13"/>
    </style:style>
    <style:style style:name="P27" style:family="paragraph" style:parent-style-name="Text_20_body">
      <style:paragraph-properties fo:text-align="justify" style:justify-single-word="false"/>
      <style:text-properties style:font-name="Calibri" fo:language="de" fo:country="DE" officeooo:paragraph-rsid="001cb571"/>
    </style:style>
    <style:style style:name="P28" style:family="paragraph" style:parent-style-name="Text_20_body">
      <style:paragraph-properties fo:text-align="justify" style:justify-single-word="false"/>
      <style:text-properties style:font-name="Calibri" fo:language="de" fo:country="DE" officeooo:paragraph-rsid="001de2aa"/>
    </style:style>
    <style:style style:name="P29" style:family="paragraph" style:parent-style-name="Text_20_body">
      <style:paragraph-properties fo:text-align="justify" style:justify-single-word="false"/>
      <style:text-properties fo:language="de" fo:country="DE" officeooo:rsid="00220853" officeooo:paragraph-rsid="00220853"/>
    </style:style>
    <style:style style:name="P30" style:family="paragraph" style:parent-style-name="Text_20_body">
      <style:paragraph-properties fo:text-align="justify" style:justify-single-word="false"/>
      <style:text-properties officeooo:paragraph-rsid="002a125a"/>
    </style:style>
    <style:style style:name="T1" style:family="text">
      <style:text-properties officeooo:rsid="0016c236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179a13" fo:background-color="transparent" loext:char-shading-value="0"/>
    </style:style>
    <style:style style:name="T5" style:family="text">
      <style:text-properties officeooo:rsid="0016c236" fo:background-color="transparent" loext:char-shading-value="0"/>
    </style:style>
    <style:style style:name="T6" style:family="text">
      <style:text-properties officeooo:rsid="00179a13"/>
    </style:style>
    <style:style style:name="T7" style:family="text">
      <style:text-properties style:font-name="Calibri"/>
    </style:style>
    <style:style style:name="T8" style:family="text">
      <style:text-properties style:font-name="Calibri" fo:font-size="12pt" fo:language="de" fo:country="DE" style:font-name-asian="Calibri" style:font-size-asian="12pt" style:font-size-complex="12pt"/>
    </style:style>
    <style:style style:name="T9" style:family="text">
      <style:text-properties style:font-name="Calibri" fo:font-size="12pt" fo:language="de" fo:country="DE" officeooo:rsid="001ac166" style:font-name-asian="Calibri" style:font-size-asian="12pt" style:font-name-complex="Arial1" style:font-size-complex="12pt"/>
    </style:style>
    <style:style style:name="T10" style:family="text">
      <style:text-properties style:font-name="Calibri" fo:font-size="12pt" fo:language="de" fo:country="DE" fo:background-color="transparent" loext:char-shading-value="0" style:font-name-asian="Calibri" style:font-size-asian="12pt" style:font-size-complex="12pt"/>
    </style:style>
    <style:style style:name="T11" style:family="text">
      <style:text-properties style:font-name="Calibri" fo:font-size="12pt" fo:language="de" fo:country="DE" officeooo:rsid="00179a13" fo:background-color="transparent" loext:char-shading-value="0" style:font-name-asian="Calibri" style:font-size-asian="12pt" style:font-size-complex="12pt"/>
    </style:style>
    <style:style style:name="T12" style:family="text">
      <style:text-properties style:font-name="Calibri" fo:font-size="12pt" fo:language="en" fo:country="US" officeooo:rsid="001ac166" style:font-name-asian="Calibri" style:font-size-asian="12pt" style:font-name-complex="Arial1" style:font-size-complex="12pt"/>
    </style:style>
    <style:style style:name="T13" style:family="text">
      <style:text-properties fo:color="#000000" loext:opacity="100%" officeooo:rsid="00179a13"/>
    </style:style>
    <style:style style:name="T14" style:family="text">
      <style:text-properties fo:color="#000000" loext:opacity="100%" style:font-name="Calibri" fo:font-size="12pt" fo:language="de" fo:country="DE" officeooo:rsid="002a125a" style:font-size-asian="12pt" style:font-size-complex="12pt"/>
    </style:style>
    <style:style style:name="T15" style:family="text">
      <style:text-properties fo:color="#000000" loext:opacity="100%" style:font-name="Calibri" fo:font-size="12pt" fo:language="de" fo:country="DE" officeooo:rsid="002b9a16" style:font-size-asian="12pt" style:font-size-complex="12pt"/>
    </style:style>
    <style:style style:name="T16" style:family="text">
      <style:text-properties fo:color="#000000" loext:opacity="100%" style:font-name="Calibri" fo:font-size="12pt" fo:language="de" fo:country="DE" officeooo:rsid="002c42ee" style:font-size-asian="12pt" style:font-size-complex="12pt"/>
    </style:style>
    <style:style style:name="T17" style:family="text">
      <style:text-properties fo:language="en" fo:country="US" officeooo:rsid="001ac166"/>
    </style:style>
    <style:style style:name="T18" style:family="text">
      <style:text-properties fo:language="en" fo:country="US" fo:background-color="transparent" loext:char-shading-value="0"/>
    </style:style>
    <style:style style:name="T19" style:family="text">
      <style:text-properties fo:language="en" fo:country="US" officeooo:rsid="001de2aa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language="de" fo:country="DE"/>
    </style:style>
    <style:style style:name="T22" style:family="text">
      <style:text-properties officeooo:rsid="00282f5c"/>
    </style:style>
    <style:style style:name="T23" style:family="text">
      <style:text-properties officeooo:rsid="002fb5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Abiturjahrgang 20xx/20xx</text:p>
      <text:p text:style-name="P2"/>
      <text:p text:style-name="P2">Gymnasium Schloss Neubeuern</text:p>
      <text:p text:style-name="P3"/>
      <text:p text:style-name="P3"/>
      <text:p text:style-name="P5">Seminararbeit</text:p>
      <text:p text:style-name="P5"/>
      <text:p text:style-name="P9">aus dem Seminar</text:p>
      <text:p text:style-name="P9"/>
      <text:p text:style-name="P9"/>
      <text:p text:style-name="P9">........................................…..........................................................</text:p>
      <text:p text:style-name="P9"/>
      <text:p text:style-name="P9"/>
      <text:p text:style-name="P9"/>
      <text:p text:style-name="P9"/>
      <text:p text:style-name="P9">Thema: </text:p>
      <text:p text:style-name="P9"/>
      <text:p text:style-name="P9"/>
      <text:p text:style-name="P9">....................................................................................................</text:p>
      <text:p text:style-name="P9"/>
      <text:p text:style-name="P9"/>
      <text:p text:style-name="P9"/>
      <text:p text:style-name="P9">Verfasser: .............................................</text:p>
      <text:p text:style-name="P9"/>
      <text:p text:style-name="P9">Kursleiter: ............................................</text:p>
      <text:p text:style-name="P9"/>
      <text:p text:style-name="P9"/>
      <text:p text:style-name="P9"/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4">Bewertung</text:p>
          </table:table-cell>
          <table:table-cell table:style-name="表格1.A1" office:value-type="string">
            <text:p text:style-name="P6">Punkte</text:p>
          </table:table-cell>
          <table:table-cell table:style-name="表格1.A1" office:value-type="string">
            <text:p text:style-name="P6">Notenstufe in Worten</text:p>
          </table:table-cell>
        </table:table-row>
        <table:table-row table:style-name="表格1.2">
          <table:table-cell table:style-name="表格1.A1" office:value-type="string">
            <text:p text:style-name="P7">schriftliche Arbeit</text:p>
          </table:table-cell>
          <table:table-cell table:style-name="表格1.A1" office:value-type="string">
            <text:p text:style-name="P11">3 -</text:p>
          </table:table-cell>
          <table:table-cell table:style-name="表格1.A1" office:value-type="string">
            <text:p text:style-name="P11">befriedigend</text:p>
          </table:table-cell>
        </table:table-row>
        <table:table-row table:style-name="表格1.3">
          <table:table-cell table:style-name="表格1.A1" office:value-type="string">
            <text:p text:style-name="P7">Abschlusspräsentation</text:p>
          </table:table-cell>
          <table:table-cell table:style-name="表格1.A1" office:value-type="string">
            <text:p text:style-name="P10"><text:span text:style-name="T20">2</text:span> </text:p>
          </table:table-cell>
          <table:table-cell table:style-name="表格1.A1" office:value-type="string">
            <text:p text:style-name="P11">gut</text:p>
          </table:table-cell>
        </table:table-row>
        <table:table-row table:style-name="表格1.3">
          <table:table-cell table:style-name="表格1.A1" office:value-type="string">
            <text:p text:style-name="P7">Gesamtleistung in der Seminararbeit (doppelte Wertung)</text:p>
          </table:table-cell>
          <table:table-cell table:style-name="表格1.A1" office:value-type="string">
            <text:p text:style-name="P11"/>
          </table:table-cell>
          <table:table-cell table:style-name="表格1.A1" office:value-type="string">
            <text:p text:style-name="P11"/>
          </table:table-cell>
        </table:table-row>
      </table:table>
      <text:p text:style-name="P9"/>
      <text:p text:style-name="P8"/>
      <text:p text:style-name="P8"/>
      <text:p text:style-name="P8"/>
      <text:p text:style-name="P9">........................................................</text:p>
      <text:p text:style-name="P9">(Unterschrift des Kursleiters)</text:p>
      <text:p text:style-name="P12"/>
      <text:p text:style-name="P12"/>
      <text:p text:style-name="P12">Abgabe im Sekretariat am ..........................…</text:p>
      <text:p text:style-name="P14"><text:soft-page-break/>Inhaltsverzeichnis</text:p>
      <text:p text:style-name="P25"/>
      <text:p text:style-name="P15">1. <text:span text:style-name="T2">Einleitung</text:span><text:span text:style-name="T3">………………………………………………………………………………………………………………………</text:span><text:span text:style-name="T4">3</text:span></text:p>
      <text:p text:style-name="P15"><text:tab/>1.1 Geschichtliche Hintergrund……………………………………………………………………………..<text:span text:style-name="T6">3</text:span></text:p>
      <text:p text:style-name="P19"><text:span text:style-name="T8"><text:tab/>1.2 </text:span><text:span text:style-name="T9">Aktuelle</text:span><text:span text:style-name="T12"> Situation……………………………</text:span><text:span text:style-name="T10">.………………………………………………………………</text:span><text:span text:style-name="T11">3</text:span></text:p>
      <text:p text:style-name="P16"><text:span text:style-name="T1">2. </text:span>Verschiedene Dopingmethode<text:span text:style-name="T3">….………….………………………………………………………………………</text:span><text:span text:style-name="T4">3</text:span></text:p>
      <text:p text:style-name="P16"><text:tab/>2.1 Funktionsweise<text:span text:style-name="T3">……………………………………..…………………………………………………………</text:span><text:span text:style-name="T4">3</text:span></text:p>
      <text:p text:style-name="P16"><text:tab/>2.2 <text:span text:style-name="T1">Mög</text:span>liche Motivationen und Auswirkungen..<text:span text:style-name="T3">……………………………………………………</text:span><text:span text:style-name="T4">3</text:span></text:p>
      <text:p text:style-name="P16"><text:span text:style-name="T1">3. </text:span>Langfristige Einfluss und Regeneration<text:span text:style-name="T3">…………………………………….……………………………………</text:span><text:span text:style-name="T4">3</text:span></text:p>
      <text:p text:style-name="P16"><text:tab/>3.1 Langfristige Einfluss auf K<text:span text:style-name="T6">ö</text:span>per.<text:span text:style-name="T3">…………………………………………………………………………</text:span><text:span text:style-name="T4">3</text:span></text:p>
      <text:p text:style-name="P16"><text:tab/>3.2 Langfristige psychologische Probleme..<text:span text:style-name="T3">……………………………………………………………</text:span><text:span text:style-name="T4">3</text:span></text:p>
      <text:p text:style-name="P16"><text:tab/>3.3 Regeneration nach Dopinganwendungen………<text:span text:style-name="T3">………………………………………………..</text:span><text:span text:style-name="T4">3</text:span></text:p>
      <text:p text:style-name="P17"><text:span text:style-name="T18">4</text:span><text:span text:style-name="T4">. </text:span><text:span text:style-name="T2">Schluss</text:span><text:span text:style-name="T3">………………………………………………………………………………………………………………………….3</text:span></text:p>
      <text:p text:style-name="P16"><text:span text:style-name="T17">5</text:span><text:span text:style-name="T1">. </text:span>Literaturverzeichnis……………….…<text:span text:style-name="T3">..…………………………………………………………………………………</text:span><text:span text:style-name="T4">3</text:span></text:p>
      <text:p text:style-name="P16"><text:tab/><text:span text:style-name="T17">5</text:span>.1 <text:span text:style-name="T1">Büc</text:span>her<text:span text:style-name="T3">…..…………….....………………………………………………………………………………………</text:span><text:span text:style-name="T4">3</text:span></text:p>
      <text:p text:style-name="P16"><text:tab/><text:span text:style-name="T17">5</text:span>.2 Internets<text:span text:style-name="T1">quellen</text:span><text:span text:style-name="T5">………………………………………………………………………………………………</text:span><text:span text:style-name="T4">3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<text:soft-page-break/>1. Einleitung</text:p>
      <text:p text:style-name="P21"><text:span text:style-name="T22">1</text:span>.<text:span text:style-name="T22">1 Geschichtliche Hintergrund</text:span> </text:p>
      <text:p text:style-name="P30"><text:span text:style-name="T14">Anders als viele glaubt, </text:span><text:span text:style-name="T15">Doping-Technik ist nicht erst in 20. Jahrhundert entstanden. Eigentlich, Doping-technik hat mehrmals längere Geschichte als Olympische Spiele. </text:span><text:span text:style-name="T16">Der Fall im Jahr 1807 von Abraham Wood mit Opiumtinkur wird oft als der erste modernes <text:s/>Doping-Fall beschrieben, auch wenn der Abraham eigentlich wegen Bauchschmerz gar nicht teilgenommen hat.</text:span></text:p>
      <text:p text:style-name="P22"><text:span text:style-name="T6">Literatur</text:span>verzeichnis</text:p>
      <text:p text:style-name="P26"/>
      <text:p text:style-name="P27"><text:span text:style-name="T13">[1] </text:span>Dopingmittel – Geschichte, Nachweise, Entwicklungen; unter besonderer Berücksichtigung der DDR. Haupt, Oliver; Friedrich, Christoph. Stuttgart: Wissensc haftliche Verlagsgesellschaft mbH. <text:span text:style-name="T19">(2017)</text:span></text:p>
      <text:p text:style-name="P28"><text:span text:style-name="T13">[2] </text:span>Die Doping-Generation; reine Leistung statt Spritzensport. Keplinger, Andrea; Hafner, George. München: Richard Pflaum Verlag GmbH &amp; Co. KG. (2020)</text:p>
      <text:p text:style-name="P28"><text:span text:style-name="T13">[3] </text:span>Doping und dopingäquivalentes Verhalten in Sport und Gesellschaft; eine multidisziplinäre Einführung in das Phänomen der Suche nach Leistungssteigerung, -optimierung und -konstanz; Doping und dopingäquivalentes Verhalten in sportlichen und außersportlichen Handlungsfeldern. Müller, David. Köln: Sportverl. Strauß. (2016)</text:p>
      <text:p text:style-name="P28"><text:span text:style-name="T13">[4] </text:span>Nationaler Anti-Doping-Code. Nationale Anti-Doping-Agentur Deutschland. Aachen [u.a.]: Meyer &amp; Meyer. (2010)</text:p>
      <text:p text:style-name="P28"><text:span text:style-name="T13">[5] </text:span>Sport und Ernährung; wissenschaftlich basierte Empfehlungen, Tipps und Ernährungspläne für die Praxis. Raschka, Christoph; Ruf, Stephanie. Stuttgart; New York: Georg Thieme Verlag. (2018)</text:p>
      <text:p text:style-name="P29"><text:span text:style-name="T7">[7] </text:span><text:a xlink:type="simple" xlink:href="https://edition.cnn.com/2012/10/22/sport/lance-armstrong-controversy/" text:style-name="Internet_20_link" text:visited-style-name="Visited_20_Internet_20_Link"><text:span text:style-name="T7">https://edition.cnn.com/2012/10/22/sport/lance-armstrong-controversy/</text:span></text:a><text:span text:style-name="T7">, Zugriff am 08.05.2021</text:span></text:p>
      <text:p text:style-name="P23"><text:span text:style-name="T21">[8] </text:span><text:a xlink:type="simple" xlink:href="http://news.bbc.co.uk/2/hi/europe/4341045.stm" text:style-name="Internet_20_link" text:visited-style-name="Visited_20_Internet_20_Link">http://news.bbc.co.uk/2/hi/europe/4341045.stm</text:a><text:span text:style-name="T21">, Zugriff am 09.05.2021</text:span></text:p>
      <text:p text:style-name="P23">[9] <text:a xlink:type="simple" xlink:href="https://www.sciencedirect.com/topics/neuroscience/laudanum" text:style-name="Internet_20_link" text:visited-style-name="Visited_20_Internet_20_Link">https://www.sciencedirect.com/topics/neuroscience/laudanum</text:a>, <text:span text:style-name="T23">Zugriff am 13.05.2021</text:span></text:p>
      <text:p text:style-name="P24">[10]<text:a xlink:type="simple" xlink:href="https://books.google.co.uk/books?id=-SVhAAAAcAAJ&amp;pg=PA97&amp;lpg=PA97&amp;dq=abraham+wood+1807&amp;source=bl&amp;ots=Lr1KGqVbW6&amp;sig=ACfU3U282Q0CNYng46pvO78xRgLxZ2L_Yg&amp;hl=en&amp;sa=X&amp;ved=2ahUKEwjp74Kax-boAhUKTBUIHeduBa0Q6AEwA3oECAsQKQ#v=onepage&amp;q=laudanum&amp;f=false" text:style-name="Internet_20_link" text:visited-style-name="Visited_20_Internet_20_Link">https://books.google.co.uk/books?id=-SVhAAAAcAAJ&amp;pg=PA97&amp;lpg=PA97&amp;dq=abraham+wood+1807&amp;source=bl&amp;ots=Lr1KGqVbW6&amp;sig=ACfU3U282Q0CNYng46pvO78xRgLxZ2L_Yg&amp;hl=en&amp;sa=X&amp;ved=2ahUKEwjp74Kax-boAhUKTBUIHeduBa0Q6AEwA3oECAsQKQ#v=onepage&amp;q=laudanum&amp;f=false</text:a>, Zugriff am 13.05.2021</text:p>
      <text:p text:style-name="P24">[11]<text:a xlink:type="simple" xlink:href="https://books.google.co.uk/books?id=UMDeCQAAQBAJ&amp;dq=barclay+vs+wood+pedestrians" text:style-name="Internet_20_link" text:visited-style-name="Visited_20_Internet_20_Link">https://books.google.co.uk/books?id=UMDeCQAAQBAJ&amp;dq=barclay+vs+wood+pedestrians</text:a>, Zugriff am 13.05.2021</text:p>
      <text:p text:style-name="P1"><text:soft-page-break/></text:p>
      <text:p text:style-name="Lis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默认绘图样式" style:family="paragraph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无填充的对象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无填充且无边框的对象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文本" style:family="paragraph" style:default-outline-level="">
      <style:text-properties style:font-name="Noto Sans" fo:font-family="'Noto Sans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4" style:family="paragraph" style:parent-style-name="文本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标题_20_A4" style:display-name="标题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页首_20_A4" style:display-name="页首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正文_20_A4" style:display-name="正文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文本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标题_20_A0" style:display-name="标题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页首_20_A0" style:display-name="页首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正文_20_A0" style:display-name="正文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图形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形状" style:family="paragraph" style:parent-style-name="图形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填充" style:family="paragraph" style:parent-style-name="形状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蓝色填充" style:family="paragraph" style:parent-style-name="填充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绿色填充" style:family="paragraph" style:parent-style-name="填充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红色填充" style:family="paragraph" style:parent-style-name="填充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黄色填充" style:family="paragraph" style:parent-style-name="填充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边框" style:family="paragraph" style:parent-style-name="形状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蓝色边框" style:family="paragraph" style:parent-style-name="边框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绿色边框" style:family="paragraph" style:parent-style-name="边框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红色边框" style:family="paragraph" style:parent-style-name="边框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黄色边框" style:family="paragraph" style:parent-style-name="边框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线条" style:family="paragraph" style:parent-style-name="图形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箭头" style:family="paragraph" style:parent-style-name="线条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虚线" style:family="paragraph" style:parent-style-name="线条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Classy_5f_Red_7e_LT_7e_Gliederung_20_1" style:display-name="Classy_Red~LT~Gliederung 1" style:family="paragraph" style:default-outline-level="">
      <style:paragraph-properties fo:margin-top="0cm" fo:margin-bottom="0.376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_7e_LT_7e_Gliederung_20_2" style:display-name="Classy_Red~LT~Gliederung 2" style:family="paragraph" style:parent-style-name="Classy_5f_Red_7e_LT_7e_Gliederung_20_1" style:default-outline-level="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Classy_5f_Red_7e_LT_7e_Gliederung_20_3" style:display-name="Classy_Red~LT~Gliederung 3" style:family="paragraph" style:parent-style-name="Classy_5f_Red_7e_LT_7e_Gliederung_20_2" style:default-outline-level="">
      <style:paragraph-properties fo:margin-top="0cm" fo:margin-bottom="0.22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lassy_5f_Red_7e_LT_7e_Gliederung_20_4" style:display-name="Classy_Red~LT~Gliederung 4" style:family="paragraph" style:parent-style-name="Classy_5f_Red_7e_LT_7e_Gliederung_20_3" style:default-outline-level="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5" style:display-name="Classy_Red~LT~Gliederung 5" style:family="paragraph" style:parent-style-name="Classy_5f_Red_7e_LT_7e_Gliederung_20_4" style:default-outline-level="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6" style:display-name="Classy_Red~LT~Gliederung 6" style:family="paragraph" style:parent-style-name="Classy_5f_Red_7e_LT_7e_Gliederung_20_5" style:default-outline-level="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7" style:display-name="Classy_Red~LT~Gliederung 7" style:family="paragraph" style:parent-style-name="Classy_5f_Red_7e_LT_7e_Gliederung_20_6" style:default-outline-level="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8" style:display-name="Classy_Red~LT~Gliederung 8" style:family="paragraph" style:parent-style-name="Classy_5f_Red_7e_LT_7e_Gliederung_20_7" style:default-outline-level="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9" style:display-name="Classy_Red~LT~Gliederung 9" style:family="paragraph" style:parent-style-name="Classy_5f_Red_7e_LT_7e_Gliederung_20_8" style:default-outline-level="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Titel" style:display-name="Classy_Red~LT~Titel" style:family="paragraph" style:default-outline-level="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_7e_LT_7e_Untertitel" style:display-name="Classy_Red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_7e_LT_7e_Notizen" style:display-name="Classy_Red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_7e_LT_7e_Hintergrundobjekte" style:display-name="Classy_Red~LT~Hintergrundobjekte" style:family="paragraph" style:default-outline-level="">
      <style:text-properties style:font-name="Liberation Sans1" fo:font-family="'Liberation Sans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lassy_5f_Red_7e_LT_7e_Hintergrund" style:display-name="Classy_Red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大标题" style:family="paragraph" style:default-outline-level="">
      <style:paragraph-properties fo:text-align="start" style:justify-single-word="false"/>
      <style:text-properties fo:color="#c7243a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背景对象" style:family="paragraph" style:default-outline-level="">
      <style:text-properties style:font-name="Liberation Sans1" fo:font-family="'Liberation Sans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背景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笔记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提纲_20_1" style:display-name="提纲 1" style:family="paragraph" style:default-outline-level="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提纲_20_2" style:display-name="提纲 2" style:family="paragraph" style:parent-style-name="提纲_20_1" style:default-outline-level="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提纲_20_3" style:display-name="提纲 3" style:family="paragraph" style:parent-style-name="提纲_20_2" style:default-outline-level="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提纲_20_4" style:display-name="提纲 4" style:family="paragraph" style:parent-style-name="提纲_20_3" style:default-outline-level="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提纲_20_5" style:display-name="提纲 5" style:family="paragraph" style:parent-style-name="提纲_20_4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提纲_20_6" style:display-name="提纲 6" style:family="paragraph" style:parent-style-name="提纲_20_5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提纲_20_7" style:display-name="提纲 7" style:family="paragraph" style:parent-style-name="提纲_20_6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提纲_20_8" style:display-name="提纲 8" style:family="paragraph" style:parent-style-name="提纲_20_7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提纲_20_9" style:display-name="提纲 9" style:family="paragraph" style:parent-style-name="提纲_20_8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默认绘图样式" style:default-outline-level="">
      <style:paragraph-properties fo:margin-top="0cm" fo:margin-bottom="0cm" style:contextual-spacing="false" style:line-height-at-least="0.353cm" fo:text-align="start" style:justify-single-word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默认绘图样式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默认绘图样式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默认绘图样式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默认绘图样式" style:default-outline-level="">
      <style:paragraph-properties fo:margin-top="0.42cm" fo:margin-bottom="0.21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默认绘图样式" style:default-outline-level="">
      <style:paragraph-properties fo:margin-top="0.42cm" fo:margin-bottom="0.21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默认绘图样式" style:default-outline-level="">
      <style:paragraph-properties fo:margin-top="0.42cm" fo:margin-bottom="0.21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measure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lassy_5f_Red1_7e_LT_7e_Gliederung_20_1" style:display-name="Classy_Red1~LT~Gliederung 1" style:family="paragraph" style:default-outline-level="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1_7e_LT_7e_Gliederung_20_2" style:display-name="Classy_Red1~LT~Gliederung 2" style:family="paragraph" style:parent-style-name="Classy_5f_Red1_7e_LT_7e_Gliederung_20_1" style:default-outline-level="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Classy_5f_Red1_7e_LT_7e_Gliederung_20_3" style:display-name="Classy_Red1~LT~Gliederung 3" style:family="paragraph" style:parent-style-name="Classy_5f_Red1_7e_LT_7e_Gliederung_20_2" style:default-outline-level="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lassy_5f_Red1_7e_LT_7e_Gliederung_20_4" style:display-name="Classy_Red1~LT~Gliederung 4" style:family="paragraph" style:parent-style-name="Classy_5f_Red1_7e_LT_7e_Gliederung_20_3" style:default-outline-level="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5" style:display-name="Classy_Red1~LT~Gliederung 5" style:family="paragraph" style:parent-style-name="Classy_5f_Red1_7e_LT_7e_Gliederung_20_4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6" style:display-name="Classy_Red1~LT~Gliederung 6" style:family="paragraph" style:parent-style-name="Classy_5f_Red1_7e_LT_7e_Gliederung_20_5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7" style:display-name="Classy_Red1~LT~Gliederung 7" style:family="paragraph" style:parent-style-name="Classy_5f_Red1_7e_LT_7e_Gliederung_20_6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8" style:display-name="Classy_Red1~LT~Gliederung 8" style:family="paragraph" style:parent-style-name="Classy_5f_Red1_7e_LT_7e_Gliederung_20_7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9" style:display-name="Classy_Red1~LT~Gliederung 9" style:family="paragraph" style:parent-style-name="Classy_5f_Red1_7e_LT_7e_Gliederung_20_8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Titel" style:display-name="Classy_Red1~LT~Titel" style:family="paragraph" style:default-outline-level="">
      <style:paragraph-properties fo:text-align="start" style:justify-single-word="false"/>
      <style:text-properties fo:color="#c7243a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1_7e_LT_7e_Untertitel" style:display-name="Classy_Red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1_7e_LT_7e_Notizen" style:display-name="Classy_Red1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1_7e_LT_7e_Hintergrundobjekte" style:display-name="Classy_Red1~LT~Hintergrundobjekte" style:family="paragraph" style:default-outline-level="">
      <style:text-properties style:font-name="Liberation Sans1" fo:font-family="'Liberation Sans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lassy_5f_Red1_7e_LT_7e_Hintergrund" style:display-name="Classy_Red1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9T17:53:04.838000000</meta:creation-date>
    <dc:date>2021-05-14T12:20:03.610000000</dc:date>
    <meta:editing-duration>PT10H7M41S</meta:editing-duration>
    <meta:editing-cycles>8</meta:editing-cycles>
    <meta:generator>LibreOffice/7.1.1.2$Windows_X86_64 LibreOffice_project/fe0b08f4af1bacafe4c7ecc87ce55bb426164676</meta:generator>
    <meta:document-statistic meta:table-count="1" meta:image-count="0" meta:object-count="0" meta:page-count="4" meta:paragraph-count="51" meta:word-count="281" meta:character-count="3607" meta:non-whitespace-character-count="3363"/>
  </office:meta>
</office:document-meta>
</file>